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60.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 table:number-columns-spanned="4" table:number-rows-spanned="1">
            <text:p>Modelos para Sector A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Métrica</text:p>
          </table:table-cell>
          <table:table-cell office:value-type="string" calcext:value-type="string">
            <text:p>Valor Métrica</text:p>
          </table:table-cell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0.65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logistic-adam-adaptive (10-15-15)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logistic-adam-invscaling (10-15-15)</text:p>
          </table:table-cell>
          <table:table-cell table:style-name="ce1" office:value-type="string" calcext:value-type="string" table:number-columns-spanned="1" table:number-rows-spanned="2">
            <text:p>Re-call</text:p>
          </table:table-cell>
          <table:table-cell office:value-type="string" calcext:value-type="string">
            <text:p>0.5495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logistic-adam-adaptive (10-15-15)</text:p>
          </table:table-cell>
          <table:covered-table-cell/>
          <table:table-cell office:value-type="string" calcext:value-type="string">
            <text:p>0.5495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euclidean-uniform KNN: 4</text:p>
          </table:table-cell>
          <table:table-cell table:style-name="ce1" office:value-type="string" calcext:value-type="string" table:number-columns-spanned="1" table:number-rows-spanned="4">
            <text:p>T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minkowski-uniform KNN: 2</text:p>
          </table:table-cell>
          <table:covered-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minkowski-uniform KNN: 4</text:p>
          </table:table-cell>
          <table:covered-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SVC-sigmoid</text:p>
          </table:table-cell>
          <table:covered-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logistic-adam-invscaling (10-15-15)</text:p>
          </table:table-cell>
          <table:table-cell table:style-name="ce1" office:value-type="string" calcext:value-type="string" table:number-columns-spanned="1" table:number-rows-spanned="2">
            <text:p>TP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logistic-adam-adaptive (10-15-15)</text:p>
          </table:table-cell>
          <table:covered-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Modelos para Sector B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Métrica</text:p>
          </table:table-cell>
          <table:table-cell office:value-type="string" calcext:value-type="string">
            <text:p>Valor Métrica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50</text:p>
          </table:table-cell>
          <table:table-cell table:style-name="ce1" office:value-type="string" calcext:value-type="string" table:number-columns-spanned="1" table:number-rows-spanned="8">
            <text:p>Accuracy</text:p>
          </table:table-cell>
          <table:table-cell office:value-type="string" calcext:value-type="string">
            <text:p>0.818181818182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100</text:p>
          </table:table-cell>
          <table:covered-table-cell/>
          <table:table-cell office:value-type="string" calcext:value-type="string">
            <text:p>0.818181818182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150</text:p>
          </table:table-cell>
          <table:covered-table-cell/>
          <table:table-cell office:value-type="string" calcext:value-type="string">
            <text:p>0.818181818182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200</text:p>
          </table:table-cell>
          <table:covered-table-cell/>
          <table:table-cell office:value-type="string" calcext:value-type="string">
            <text:p>0.818181818182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250</text:p>
          </table:table-cell>
          <table:covered-table-cell/>
          <table:table-cell office:value-type="string" calcext:value-type="string">
            <text:p>0.818181818182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500</text:p>
          </table:table-cell>
          <table:covered-table-cell/>
          <table:table-cell office:value-type="string" calcext:value-type="string">
            <text:p>0.818181818182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750</text:p>
          </table:table-cell>
          <table:covered-table-cell/>
          <table:table-cell office:value-type="string" calcext:value-type="string">
            <text:p>0.818181818182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1000</text:p>
          </table:table-cell>
          <table:covered-table-cell/>
          <table:table-cell office:value-type="string" calcext:value-type="string">
            <text:p>0.818181818182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SVC-sigmoid</text:p>
          </table:table-cell>
          <table:table-cell table:style-name="ce1" office:value-type="string" calcext:value-type="string" table:number-columns-spanned="1" table:number-rows-spanned="2">
            <text:p>Precision</text:p>
          </table:table-cell>
          <table:table-cell office:value-type="string" calcext:value-type="string">
            <text:p>0.54545454545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NuSVC-sigmoid</text:p>
          </table:table-cell>
          <table:covered-table-cell/>
          <table:table-cell office:value-type="string" calcext:value-type="string">
            <text:p>0.54545454545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SVC-sigmoid</text:p>
          </table:table-cell>
          <table:table-cell table:style-name="ce1" office:value-type="string" calcext:value-type="string" table:number-columns-spanned="1" table:number-rows-spanned="2">
            <text:p>Re-call</text:p>
          </table:table-cell>
          <table:table-cell office:value-type="string" calcext:value-type="string">
            <text:p>0.54545454545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NuSVC-sigmoid</text:p>
          </table:table-cell>
          <table:covered-table-cell/>
          <table:table-cell office:value-type="string" calcext:value-type="string">
            <text:p>0.54545454545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50</text:p>
          </table:table-cell>
          <table:table-cell table:style-name="ce1" office:value-type="string" calcext:value-type="string" table:number-columns-spanned="1" table:number-rows-spanned="8">
            <text:p>T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100</text:p>
          </table:table-cell>
          <table:covered-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150</text:p>
          </table:table-cell>
          <table:covered-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200</text:p>
          </table:table-cell>
          <table:covered-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250</text:p>
          </table:table-cell>
          <table:covered-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500</text:p>
          </table:table-cell>
          <table:covered-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750</text:p>
          </table:table-cell>
          <table:covered-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1000</text:p>
          </table:table-cell>
          <table:covered-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SVC-sigmoid</text:p>
          </table:table-cell>
          <table:table-cell table:style-name="ce1" office:value-type="string" calcext:value-type="string" table:number-columns-spanned="1" table:number-rows-spanned="2">
            <text:p>T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NuSVC-sigmoid</text:p>
          </table:table-cell>
          <table:covered-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Modelos para Sector C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SVC-Linear</text:p>
          </table:table-cell>
          <table:table-cell table:style-name="ce1" office:value-type="string" calcext:value-type="string" table:number-columns-spanned="1" table:number-rows-spanned="2">
            <text:p>Accuracy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NuSVC-Linear</text:p>
          </table:table-cell>
          <table:covered-table-cell/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relu-sgd-invscaling (15-5-5)</text:p>
          </table:table-cell>
          <table:table-cell office:value-type="string" calcext:value-type="string">
            <text:p>Precision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Relu-lbfgs-adaptative (5-5-10)</text:p>
          </table:table-cell>
          <table:table-cell office:value-type="string" calcext:value-type="string">
            <text:p>Re-call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minkowski-uniform KNN: 2</text:p>
          </table:table-cell>
          <table:table-cell table:style-name="ce1" office:value-type="string" calcext:value-type="string" table:number-columns-spanned="1" table:number-rows-spanned="3">
            <text:p>T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minkowski-uniform KNN: 3</text:p>
          </table:table-cell>
          <table:covered-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minkowski-uniform KNN: 4</text:p>
          </table:table-cell>
          <table:covered-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string" calcext:value-type="string">
            <text:p>Relu-sgd-invscaling (10-10-10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2.22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Modelos para Sector F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NuSVC-kernel: poly</text:p>
          </table:table-cell>
          <table:table-cell table:style-name="ce1" office:value-type="string" calcext:value-type="string" table:number-columns-spanned="1" table:number-rows-spanned="10">
            <text:p>Accuracy</text:p>
          </table:table-cell>
          <table:table-cell office:value-type="string" calcext:value-type="string">
            <text:p>0.7272727272727276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NuSVC-kernel: rbf</text:p>
          </table:table-cell>
          <table:covered-table-cell/>
          <table:table-cell office:value-type="string" calcext:value-type="string">
            <text:p>0.7272727272727276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Auto-minkowski-distance KNN: 2</text:p>
          </table:table-cell>
          <table:covered-table-cell/>
          <table:table-cell office:value-type="string" calcext:value-type="string">
            <text:p>0.7272727272727276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Auto-euclidean-distance KNN: 2</text:p>
          </table:table-cell>
          <table:covered-table-cell/>
          <table:table-cell office:value-type="string" calcext:value-type="string">
            <text:p>0.7272727272727276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Ball-tree-minkowski-distance KNN: 2</text:p>
          </table:table-cell>
          <table:covered-table-cell/>
          <table:table-cell office:value-type="string" calcext:value-type="string">
            <text:p>0.7272727272727276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Ball-tree-euclidean-distance KNN: 2</text:p>
          </table:table-cell>
          <table:covered-table-cell/>
          <table:table-cell office:value-type="string" calcext:value-type="string">
            <text:p>0.7272727272727276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KD-tree-minkowski-distance KNN: 2</text:p>
          </table:table-cell>
          <table:covered-table-cell/>
          <table:table-cell office:value-type="string" calcext:value-type="string">
            <text:p>0.7272727272727276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KD-tree-euclidean-distance KNN: 2</text:p>
          </table:table-cell>
          <table:covered-table-cell/>
          <table:table-cell office:value-type="string" calcext:value-type="string">
            <text:p>0.7272727272727276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Brute-minkowski-distance KNN: 2</text:p>
          </table:table-cell>
          <table:covered-table-cell/>
          <table:table-cell office:value-type="string" calcext:value-type="string">
            <text:p>0.7272727272727276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Brute-euclidean-distance KNN: 2</text:p>
          </table:table-cell>
          <table:covered-table-cell/>
          <table:table-cell office:value-type="string" calcext:value-type="string">
            <text:p>0.7272727272727276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SVC-Linear</text:p>
          </table:table-cell>
          <table:table-cell table:style-name="ce1" office:value-type="string" calcext:value-type="string" table:number-columns-spanned="1" table:number-rows-spanned="3">
            <text:p>Precision</text:p>
          </table:table-cell>
          <table:table-cell office:value-type="string" calcext:value-type="string">
            <text:p>0.54545454545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NuSVC-kernel: poly</text:p>
          </table:table-cell>
          <table:covered-table-cell/>
          <table:table-cell office:value-type="string" calcext:value-type="string">
            <text:p>0.54545454545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NuSVC-kernel: rbf</text:p>
          </table:table-cell>
          <table:covered-table-cell/>
          <table:table-cell office:value-type="string" calcext:value-type="string">
            <text:p>0.54545454545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SVC-Linear</text:p>
          </table:table-cell>
          <table:table-cell table:style-name="ce1" office:value-type="string" calcext:value-type="string" table:number-columns-spanned="1" table:number-rows-spanned="3">
            <text:p>Re-call</text:p>
          </table:table-cell>
          <table:table-cell office:value-type="string" calcext:value-type="string">
            <text:p>0.54545454545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NuSVC-kernel: poly</text:p>
          </table:table-cell>
          <table:covered-table-cell/>
          <table:table-cell office:value-type="string" calcext:value-type="string">
            <text:p>0.54545454545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NuSVC-kernel: rbf</text:p>
          </table:table-cell>
          <table:covered-table-cell/>
          <table:table-cell office:value-type="string" calcext:value-type="string">
            <text:p>0.545454545455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Auto-minkowski-distance KNN: 2</text:p>
          </table:table-cell>
          <table:table-cell table:style-name="ce1" office:value-type="string" calcext:value-type="string" table:number-columns-spanned="1" table:number-rows-spanned="3">
            <text:p>T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Auto-euclidean-distance KNN: 2</text:p>
          </table:table-cell>
          <table:covered-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Ball-tree-minkowski-distance KNN: 2</text:p>
          </table:table-cell>
          <table:covered-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SVC-Linear</text:p>
          </table:table-cell>
          <table:table-cell table:style-name="ce1" office:value-type="string" calcext:value-type="string" table:number-columns-spanned="1" table:number-rows-spanned="3">
            <text:p>T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NuSVC-kernel: poly</text:p>
          </table:table-cell>
          <table:covered-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NuSVC-kernel: rbf</text:p>
          </table:table-cell>
          <table:covered-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Modelos para Sector H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NuSVC-kernel: sigmoi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0.571428571429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NuSVC-kernel: sigmoi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0.571428571429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NuSVC-kernel: sigmoid</text:p>
          </table:table-cell>
          <table:table-cell office:value-type="string" calcext:value-type="string">
            <text:p>Re-call</text:p>
          </table:table-cell>
          <table:table-cell office:value-type="string" calcext:value-type="string">
            <text:p>0.571428571429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relu-sgd-invscaling (5-10-5)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NuSVC-kernel: sigmoid</text:p>
          </table:table-cell>
          <table:table-cell office:value-type="string" calcext:value-type="string">
            <text:p>T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Modelos para Sector M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minkowski-distance KNN: 3</text:p>
          </table:table-cell>
          <table:table-cell table:style-name="ce1" office:value-type="string" calcext:value-type="string" table:number-columns-spanned="1" table:number-rows-spanned="8">
            <text:p>Accuracy</text:p>
          </table:table-cell>
          <table:table-cell office:value-type="string" calcext:value-type="string">
            <text:p>0.722222222222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euclidean-distance KNN: 3</text:p>
          </table:table-cell>
          <table:covered-table-cell/>
          <table:table-cell office:value-type="string" calcext:value-type="string">
            <text:p>0.722222222222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minkowski-distance KNN: 3</text:p>
          </table:table-cell>
          <table:covered-table-cell/>
          <table:table-cell office:value-type="string" calcext:value-type="string">
            <text:p>0.722222222222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euclidean-distance KNN: 3</text:p>
          </table:table-cell>
          <table:covered-table-cell/>
          <table:table-cell office:value-type="string" calcext:value-type="string">
            <text:p>0.722222222222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minkowski-distance KNN: 3</text:p>
          </table:table-cell>
          <table:covered-table-cell/>
          <table:table-cell office:value-type="string" calcext:value-type="string">
            <text:p>0.722222222222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euclidean-distance KNN: 3</text:p>
          </table:table-cell>
          <table:covered-table-cell/>
          <table:table-cell office:value-type="string" calcext:value-type="string">
            <text:p>0.722222222222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minkowski-distance KNN: 3</text:p>
          </table:table-cell>
          <table:covered-table-cell/>
          <table:table-cell office:value-type="string" calcext:value-type="string">
            <text:p>0.722222222222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euclidean-distance KNN: 3</text:p>
          </table:table-cell>
          <table:covered-table-cell/>
          <table:table-cell office:value-type="string" calcext:value-type="string">
            <text:p>0.722222222222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NuSVC-kernel: poly</text:p>
          </table:table-cell>
          <table:table-cell table:style-name="ce1" office:value-type="string" calcext:value-type="string" table:number-columns-spanned="1" table:number-rows-spanned="9">
            <text:p>Precision</text:p>
          </table:table-cell>
          <table:table-cell office:value-type="string" calcext:value-type="string">
            <text:p>0.27777777777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minkowski-distance KNN: 2</text:p>
          </table:table-cell>
          <table:covered-table-cell/>
          <table:table-cell office:value-type="string" calcext:value-type="string">
            <text:p>0.27777777777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euclidean-distance KNN: 2</text:p>
          </table:table-cell>
          <table:covered-table-cell/>
          <table:table-cell office:value-type="string" calcext:value-type="string">
            <text:p>0.27777777777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minkowski-distance KNN: 2</text:p>
          </table:table-cell>
          <table:covered-table-cell/>
          <table:table-cell office:value-type="string" calcext:value-type="string">
            <text:p>0.27777777777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euclidean-distance KNN: 2</text:p>
          </table:table-cell>
          <table:covered-table-cell/>
          <table:table-cell office:value-type="string" calcext:value-type="string">
            <text:p>0.27777777777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minkowski-distance KNN: 2</text:p>
          </table:table-cell>
          <table:covered-table-cell/>
          <table:table-cell office:value-type="string" calcext:value-type="string">
            <text:p>0.27777777777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euclidean-distance KNN: 2</text:p>
          </table:table-cell>
          <table:covered-table-cell/>
          <table:table-cell office:value-type="string" calcext:value-type="string">
            <text:p>0.27777777777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minkowski-distance KNN: 2</text:p>
          </table:table-cell>
          <table:covered-table-cell/>
          <table:table-cell office:value-type="string" calcext:value-type="string">
            <text:p>0.27777777777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euclidean-distance KNN: 2</text:p>
          </table:table-cell>
          <table:covered-table-cell/>
          <table:table-cell office:value-type="string" calcext:value-type="string">
            <text:p>0.277777777778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NuSVC-kernel: poly</text:p>
          </table:table-cell>
          <table:table-cell table:style-name="ce1" office:value-type="string" calcext:value-type="string" table:number-columns-spanned="1" table:number-rows-spanned="9">
            <text:p>Re-call</text:p>
          </table:table-cell>
          <table:table-cell office:value-type="string" calcext:value-type="string">
            <text:p>0.27777777777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minkowski-distance KNN: 2</text:p>
          </table:table-cell>
          <table:covered-table-cell/>
          <table:table-cell office:value-type="string" calcext:value-type="string">
            <text:p>0.27777777777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euclidean-distance KNN: 2</text:p>
          </table:table-cell>
          <table:covered-table-cell/>
          <table:table-cell office:value-type="string" calcext:value-type="string">
            <text:p>0.27777777777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minkowski-distance KNN: 2</text:p>
          </table:table-cell>
          <table:covered-table-cell/>
          <table:table-cell office:value-type="string" calcext:value-type="string">
            <text:p>0.27777777777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euclidean-distance KNN: 2</text:p>
          </table:table-cell>
          <table:covered-table-cell/>
          <table:table-cell office:value-type="string" calcext:value-type="string">
            <text:p>0.27777777777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minkowski-distance KNN: 2</text:p>
          </table:table-cell>
          <table:covered-table-cell/>
          <table:table-cell office:value-type="string" calcext:value-type="string">
            <text:p>0.27777777777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euclidean-distance KNN: 2</text:p>
          </table:table-cell>
          <table:covered-table-cell/>
          <table:table-cell office:value-type="string" calcext:value-type="string">
            <text:p>0.27777777777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minkowski-distance KNN: 2</text:p>
          </table:table-cell>
          <table:covered-table-cell/>
          <table:table-cell office:value-type="string" calcext:value-type="string">
            <text:p>0.27777777777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euclidean-distance KNN: 2</text:p>
          </table:table-cell>
          <table:covered-table-cell/>
          <table:table-cell office:value-type="string" calcext:value-type="string">
            <text:p>0.277777777778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SVC-Linear</text:p>
          </table:table-cell>
          <table:table-cell table:style-name="ce1" office:value-type="string" calcext:value-type="string" table:number-columns-spanned="1" table:number-rows-spanned="2">
            <text:p>T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SVC-sigmoid</text:p>
          </table:table-cell>
          <table:covered-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minkowski-distance KNN: 2</text:p>
          </table:table-cell>
          <table:table-cell table:style-name="ce1" office:value-type="string" calcext:value-type="string" table:number-columns-spanned="1" table:number-rows-spanned="8">
            <text:p>T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euclidean-distance KNN: 2</text:p>
          </table:table-cell>
          <table:covered-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minkowski-distance KNN: 2</text:p>
          </table:table-cell>
          <table:covered-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euclidean-distance KNN: 2</text:p>
          </table:table-cell>
          <table:covered-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minkowski-distance KNN: 2</text:p>
          </table:table-cell>
          <table:covered-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euclidean-distance KNN: 2</text:p>
          </table:table-cell>
          <table:covered-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minkowski-distance KNN: 2</text:p>
          </table:table-cell>
          <table:covered-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euclidean-distance KNN: 2</text:p>
          </table:table-cell>
          <table:covered-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Modelos para Sector N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50</text:p>
          </table:table-cell>
          <table:table-cell table:style-name="ce1" office:value-type="string" calcext:value-type="string" table:number-columns-spanned="1" table:number-rows-spanned="8">
            <text:p>Accuracy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100</text:p>
          </table:table-cell>
          <table:covered-table-cell/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150</text:p>
          </table:table-cell>
          <table:covered-table-cell/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200</text:p>
          </table:table-cell>
          <table:covered-table-cell/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250</text:p>
          </table:table-cell>
          <table:covered-table-cell/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500</text:p>
          </table:table-cell>
          <table:covered-table-cell/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750</text:p>
          </table:table-cell>
          <table:covered-table-cell/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1000</text:p>
          </table:table-cell>
          <table:covered-table-cell/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50</text:p>
          </table:table-cell>
          <table:table-cell table:style-name="ce1" office:value-type="string" calcext:value-type="string" table:number-columns-spanned="1" table:number-rows-spanned="8">
            <text:p>Precision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100</text:p>
          </table:table-cell>
          <table:covered-table-cell/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150</text:p>
          </table:table-cell>
          <table:covered-table-cell/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200</text:p>
          </table:table-cell>
          <table:covered-table-cell/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250</text:p>
          </table:table-cell>
          <table:covered-table-cell/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500</text:p>
          </table:table-cell>
          <table:covered-table-cell/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750</text:p>
          </table:table-cell>
          <table:covered-table-cell/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1000</text:p>
          </table:table-cell>
          <table:covered-table-cell/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50</text:p>
          </table:table-cell>
          <table:table-cell table:style-name="ce1" office:value-type="string" calcext:value-type="string" table:number-columns-spanned="1" table:number-rows-spanned="8">
            <text:p>Re-call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100</text:p>
          </table:table-cell>
          <table:covered-table-cell/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150</text:p>
          </table:table-cell>
          <table:covered-table-cell/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200</text:p>
          </table:table-cell>
          <table:covered-table-cell/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250</text:p>
          </table:table-cell>
          <table:covered-table-cell/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500</text:p>
          </table:table-cell>
          <table:covered-table-cell/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750</text:p>
          </table:table-cell>
          <table:covered-table-cell/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1000</text:p>
          </table:table-cell>
          <table:covered-table-cell/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50</text:p>
          </table:table-cell>
          <table:table-cell table:style-name="ce1" office:value-type="string" calcext:value-type="string" table:number-columns-spanned="1" table:number-rows-spanned="8">
            <text:p>T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100</text:p>
          </table:table-cell>
          <table:covered-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150</text:p>
          </table:table-cell>
          <table:covered-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200</text:p>
          </table:table-cell>
          <table:covered-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250</text:p>
          </table:table-cell>
          <table:covered-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500</text:p>
          </table:table-cell>
          <table:covered-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750</text:p>
          </table:table-cell>
          <table:covered-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1000</text:p>
          </table:table-cell>
          <table:covered-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50</text:p>
          </table:table-cell>
          <table:table-cell table:style-name="ce1" office:value-type="string" calcext:value-type="string" table:number-columns-spanned="1" table:number-rows-spanned="8">
            <text:p>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100</text:p>
          </table:table-cell>
          <table:covered-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150</text:p>
          </table:table-cell>
          <table:covered-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200</text:p>
          </table:table-cell>
          <table:covered-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250</text:p>
          </table:table-cell>
          <table:covered-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500</text:p>
          </table:table-cell>
          <table:covered-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750</text:p>
          </table:table-cell>
          <table:covered-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Gini, 1000</text:p>
          </table:table-cell>
          <table:covered-table-cell/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8:05:01.525109847</meta:creation-date>
    <dc:date>2018-09-10T19:01:03.246393391</dc:date>
    <meta:editing-duration>PT56M1S</meta:editing-duration>
    <meta:editing-cycles>3</meta:editing-cycles>
    <meta:generator>LibreOffice/5.1.6.2$Linux_X86_64 LibreOffice_project/10m0$Build-2</meta:generator>
    <meta:document-statistic meta:table-count="1" meta:cell-count="479" meta:object-count="0"/>
  </office:meta>
</office:document-meta>
</file>